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ntainer.redefined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AttributeType( SchemaType . Ref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GlobalElement( SchemaGlobalElement . Ref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ain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ainer.addDocumentType( SchemaType . Ref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ModelGroup( SchemaModelGroup . Ref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SchemaContainer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ainer.glob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GlobalAttribute( SchemaGlobalAttribute . Ref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IdentityConstraint( SchemaIdentityConstraint . Ref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doc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Annotation( SchemaAnnotatio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AttributeGroup( SchemaAttributeGroup . Ref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redefined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set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ainer.addGlobalType( SchemaType . Ref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unset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ainer.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identity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redefined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ttribu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check_im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Container.getComponentList( List referenc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Container.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RedefinedModelGroup( SchemaModelGroup . Ref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glob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RedefinedAttributeGroup( SchemaAttributeGroup . Ref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addRedefinedType( SchemaType . Ref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ainer.setTypeSystem( SchemaTypeSystem typ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